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ellEditorFactory.createBooleanTableCell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ellEditorFactory.TableCellEdi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CellEditorFactory.createLevelTableCell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